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301.69pt"/>
    </style:style>
    <style:style style:name="co6" style:family="table-column">
      <style:table-column-properties fo:break-before="auto" style:column-width="119.14pt"/>
    </style:style>
    <style:style style:name="co7" style:family="table-column">
      <style:table-column-properties fo:break-before="auto" style:column-width="335.31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3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1"/>
        <table:table-column table:style-name="co4" table:number-columns-repeated="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nitum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conitum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onitum lycoctonum subsp. neapolitanum (Ten.) Nyman</text:p>
          </table:table-cell>
          <table:table-cell office:value-type="string" calcext:value-type="string">
            <text:p>(Ten.) Nyman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1">Test for duplicate infraspecies SYN-SYN (same parent, same</text:span> author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1">Test for duplicate infraspecies SYN-SYN (same parent, same</text:span> authors)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1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infraspecies SYN-SYN (same parent, same author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infraspecies SYN-SYN (same parent, same authors)</text:p>
          </table:table-cell>
        </table:table-row>
      </table:table>
      <table:table table:name="Taxon" table:style-name="ta1">
        <table:table-column table:style-name="co12" table:number-columns-repeated="6" table:default-cell-style-name="Default"/>
        <table:table-column table:style-name="co12" table:default-cell-style-name="ce5"/>
        <table:table-column table:style-name="co1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0:03:39.122152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0:07:03.944745130</dc:date>
    <meta:editing-duration>PT35M9S</meta:editing-duration>
    <meta:editing-cycles>10</meta:editing-cycles>
    <meta:generator>LibreOffice/6.0.7.3$Linux_X86_64 LibreOffice_project/00m0$Build-3</meta:generator>
    <meta:document-statistic meta:table-count="9" meta:cell-count="118" meta:object-count="0"/>
  </office:meta>
</office:document-meta>
</file>